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7"/>
        <table:table-column table:style-name="co2" table:number-columns-repeated="48" table:default-cell-style-name="ce7"/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style-name="ce9" office:value-type="string" calcext:value-type="string" table:number-columns-spanned="1" table:number-rows-spanned="8">
            <text:p>Lights</text:p>
          </table:table-cell>
          <table:table-cell table:number-columns-repeated="47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covered-table-cell/>
          <table:table-cell table:number-columns-repeated="47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covered-table-cell/>
          <table:table-cell table:number-columns-repeated="47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covered-table-cell/>
          <table:table-cell table:number-columns-repeated="47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covered-table-cell/>
          <table:table-cell table:number-columns-repeated="47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covered-table-cell/>
          <table:table-cell table:number-columns-repeated="47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covered-table-cell/>
          <table:table-cell table:number-columns-repeated="47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covered-table-cell/>
          <table:table-cell table:number-columns-repeated="47"/>
        </table:table-row>
        <table:table-row table:style-name="ro1">
          <table:table-cell table:formula="of:=2^0*[.A1]+2^1*[.A2]+2^2*[.A3]+2^3*[.A4]+2^4*[.A5]+2^5*[.A6]+2^6*[.A7]+2^7*[.A8]" office:value-type="float" office:value="0" calcext:value-type="float">
            <text:p>0</text:p>
          </table:table-cell>
          <table:table-cell table:formula="of:=2^0*[.B1]+2^1*[.B2]+2^2*[.B3]+2^3*[.B4]+2^4*[.B5]+2^5*[.B6]+2^6*[.B7]+2^7*[.B8]" office:value-type="float" office:value="0" calcext:value-type="float">
            <text:p>0</text:p>
          </table:table-cell>
          <table:table-cell table:formula="of:=2^0*[.C1]+2^1*[.C2]+2^2*[.C3]+2^3*[.C4]+2^4*[.C5]+2^5*[.C6]+2^6*[.C7]+2^7*[.C8]" office:value-type="float" office:value="0" calcext:value-type="float">
            <text:p>0</text:p>
          </table:table-cell>
          <table:table-cell table:formula="of:=2^0*[.D1]+2^1*[.D2]+2^2*[.D3]+2^3*[.D4]+2^4*[.D5]+2^5*[.D6]+2^6*[.D7]+2^7*[.D8]" office:value-type="float" office:value="0" calcext:value-type="float">
            <text:p>0</text:p>
          </table:table-cell>
          <table:table-cell table:formula="of:=2^0*[.E1]+2^1*[.E2]+2^2*[.E3]+2^3*[.E4]+2^4*[.E5]+2^5*[.E6]+2^6*[.E7]+2^7*[.E8]" office:value-type="float" office:value="0" calcext:value-type="float">
            <text:p>0</text:p>
          </table:table-cell>
          <table:table-cell table:formula="of:=2^0*[.F1]+2^1*[.F2]+2^2*[.F3]+2^3*[.F4]+2^4*[.F5]+2^5*[.F6]+2^6*[.F7]+2^7*[.F8]" office:value-type="float" office:value="0" calcext:value-type="float">
            <text:p>0</text:p>
          </table:table-cell>
          <table:table-cell table:formula="of:=2^0*[.G1]+2^1*[.G2]+2^2*[.G3]+2^3*[.G4]+2^4*[.G5]+2^5*[.G6]+2^6*[.G7]+2^7*[.G8]" office:value-type="float" office:value="0" calcext:value-type="float">
            <text:p>0</text:p>
          </table:table-cell>
          <table:table-cell table:formula="of:=2^0*[.H1]+2^1*[.H2]+2^2*[.H3]+2^3*[.H4]+2^4*[.H5]+2^5*[.H6]+2^6*[.H7]+2^7*[.H8]" office:value-type="float" office:value="0" calcext:value-type="float">
            <text:p>0</text:p>
          </table:table-cell>
          <table:table-cell table:formula="of:=2^0*[.I1]+2^1*[.I2]+2^2*[.I3]+2^3*[.I4]+2^4*[.I5]+2^5*[.I6]+2^6*[.I7]+2^7*[.I8]" office:value-type="float" office:value="0" calcext:value-type="float">
            <text:p>0</text:p>
          </table:table-cell>
          <table:table-cell table:formula="of:=2^0*[.J1]+2^1*[.J2]+2^2*[.J3]+2^3*[.J4]+2^4*[.J5]+2^5*[.J6]+2^6*[.J7]+2^7*[.J8]" office:value-type="float" office:value="0" calcext:value-type="float">
            <text:p>0</text:p>
          </table:table-cell>
          <table:table-cell table:formula="of:=2^0*[.K1]+2^1*[.K2]+2^2*[.K3]+2^3*[.K4]+2^4*[.K5]+2^5*[.K6]+2^6*[.K7]+2^7*[.K8]" office:value-type="float" office:value="0" calcext:value-type="float">
            <text:p>0</text:p>
          </table:table-cell>
          <table:table-cell table:formula="of:=2^0*[.L1]+2^1*[.L2]+2^2*[.L3]+2^3*[.L4]+2^4*[.L5]+2^5*[.L6]+2^6*[.L7]+2^7*[.L8]" office:value-type="float" office:value="0" calcext:value-type="float">
            <text:p>0</text:p>
          </table:table-cell>
          <table:table-cell table:formula="of:=2^0*[.M1]+2^1*[.M2]+2^2*[.M3]+2^3*[.M4]+2^4*[.M5]+2^5*[.M6]+2^6*[.M7]+2^7*[.M8]" office:value-type="float" office:value="0" calcext:value-type="float">
            <text:p>0</text:p>
          </table:table-cell>
          <table:table-cell table:formula="of:=2^0*[.N1]+2^1*[.N2]+2^2*[.N3]+2^3*[.N4]+2^4*[.N5]+2^5*[.N6]+2^6*[.N7]+2^7*[.N8]" office:value-type="float" office:value="0" calcext:value-type="float">
            <text:p>0</text:p>
          </table:table-cell>
          <table:table-cell table:formula="of:=2^0*[.O1]+2^1*[.O2]+2^2*[.O3]+2^3*[.O4]+2^4*[.O5]+2^5*[.O6]+2^6*[.O7]+2^7*[.O8]" office:value-type="float" office:value="0" calcext:value-type="float">
            <text:p>0</text:p>
          </table:table-cell>
          <table:table-cell table:formula="of:=2^0*[.P1]+2^1*[.P2]+2^2*[.P3]+2^3*[.P4]+2^4*[.P5]+2^5*[.P6]+2^6*[.P7]+2^7*[.P8]"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table:number-columns-repeated="47"/>
        </table:table-row>
        <table:table-row table:style-name="ro1">
          <table:table-cell table:formula="of:=DEC2HEX([.A9])" office:value-type="string" office:string-value="0" calcext:value-type="string">
            <text:p>0</text:p>
          </table:table-cell>
          <table:table-cell table:formula="of:=DEC2HEX([.B9])" office:value-type="string" office:string-value="0" calcext:value-type="string">
            <text:p>0</text:p>
          </table:table-cell>
          <table:table-cell table:formula="of:=DEC2HEX([.C9])" office:value-type="string" office:string-value="0" calcext:value-type="string">
            <text:p>0</text:p>
          </table:table-cell>
          <table:table-cell table:formula="of:=DEC2HEX([.D9])" office:value-type="string" office:string-value="0" calcext:value-type="string">
            <text:p>0</text:p>
          </table:table-cell>
          <table:table-cell table:formula="of:=DEC2HEX([.E9])" office:value-type="string" office:string-value="0" calcext:value-type="string">
            <text:p>0</text:p>
          </table:table-cell>
          <table:table-cell table:formula="of:=DEC2HEX([.F9])" office:value-type="string" office:string-value="0" calcext:value-type="string">
            <text:p>0</text:p>
          </table:table-cell>
          <table:table-cell table:formula="of:=DEC2HEX([.G9])" office:value-type="string" office:string-value="0" calcext:value-type="string">
            <text:p>0</text:p>
          </table:table-cell>
          <table:table-cell table:formula="of:=DEC2HEX([.H9])" office:value-type="string" office:string-value="0" calcext:value-type="string">
            <text:p>0</text:p>
          </table:table-cell>
          <table:table-cell table:formula="of:=DEC2HEX([.I9])" office:value-type="string" office:string-value="0" calcext:value-type="string">
            <text:p>0</text:p>
          </table:table-cell>
          <table:table-cell table:formula="of:=DEC2HEX([.J9])" office:value-type="string" office:string-value="0" calcext:value-type="string">
            <text:p>0</text:p>
          </table:table-cell>
          <table:table-cell table:formula="of:=DEC2HEX([.K9])" office:value-type="string" office:string-value="0" calcext:value-type="string">
            <text:p>0</text:p>
          </table:table-cell>
          <table:table-cell table:formula="of:=DEC2HEX([.L9])" office:value-type="string" office:string-value="0" calcext:value-type="string">
            <text:p>0</text:p>
          </table:table-cell>
          <table:table-cell table:formula="of:=DEC2HEX([.M9])" office:value-type="string" office:string-value="0" calcext:value-type="string">
            <text:p>0</text:p>
          </table:table-cell>
          <table:table-cell table:formula="of:=DEC2HEX([.N9])" office:value-type="string" office:string-value="0" calcext:value-type="string">
            <text:p>0</text:p>
          </table:table-cell>
          <table:table-cell table:formula="of:=DEC2HEX([.O9])" office:value-type="string" office:string-value="0" calcext:value-type="string">
            <text:p>0</text:p>
          </table:table-cell>
          <table:table-cell table:style-name="ce8" table:formula="of:=DEC2HEX([.P9])" office:value-type="string" office:string-value="0" calcext:value-type="string">
            <text:p>0</text:p>
          </table:table-cell>
          <table:table-cell office:value-type="string" calcext:value-type="string">
            <text:p>HEX</text:p>
          </table:table-cell>
          <table:table-cell table:number-columns-repeated="47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6">00/00/0000</text:date>, <text:time style:data-style-name="N2" text:time-value="16:23:17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6T16:23:20.412000000</meta:creation-date>
    <meta:editing-duration>PT1M30S</meta:editing-duration>
    <meta:editing-cycles>2</meta:editing-cycles>
    <meta:generator>LibreOffice/7.0.0.3$Windows_X86_64 LibreOffice_project/8061b3e9204bef6b321a21033174034a5e2ea88e</meta:generator>
    <dc:date>2023-08-06T16:24:46.856000000</dc:date>
    <meta:document-statistic meta:table-count="1" meta:cell-count="163" meta:object-count="0"/>
  </office:meta>
</office:document-meta>
</file>